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0-08" calcext:value-type="date">
            <text:p>08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1-03" calcext:value-type="date">
            <text:p>03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Mens. 1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2-02" calcext:value-type="date">
            <text:p>02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Mens. 1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7]-[.F7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6-01-31" calcext:value-type="date">
            <text:p>31/01/2026</text:p>
          </table:table-cell>
          <table:table-cell table:style-name="ce57" office:value-type="string" calcext:value-type="string">
            <text:p>Mens. 01/2026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8]-[.F8]" office:value-type="float" office:value="270" calcext:value-type="float">
            <text:p>27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8])" office:value-type="float" office:value="520" calcext:value-type="float">
            <text:p>52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7.2784954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7.279904076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2-02">00/00/0000</text:date><text:s/>- <text:time style:data-style-name="N2" text:time-value="14:30:47.281262751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2-02T14:30:47.620041252</dc:date>
    <meta:print-date>2020-10-05T15:55:44.962000000</meta:print-date>
    <dc:language>pt-PT</dc:language>
    <meta:editing-cycles>676</meta:editing-cycles>
    <meta:editing-duration>PT9H25M35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